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OR PARALLEL CLIENT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ber of users</text:p>
          </table:table-cell>
          <table:table-cell office:value-type="string" calcext:value-type="string">
            <text:p>Time (mse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27" calcext:value-type="float">
            <text:p>1.5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823" calcext:value-type="float">
            <text:p>1.8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065" calcext:value-type="float">
            <text:p>2.0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874" calcext:value-type="float">
            <text:p>2.8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713" calcext:value-type="float">
            <text:p>2.7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23:28:01.023085198</meta:creation-date>
    <dc:date>2020-02-23T23:31:15.374880802</dc:date>
    <meta:editing-duration>PT3M15S</meta:editing-duration>
    <meta:editing-cycles>1</meta:editing-cycles>
    <meta:document-statistic meta:table-count="1" meta:cell-count="23" meta:object-count="0"/>
    <meta:generator>LibreOffice/6.0.7.3$Linux_X86_64 LibreOffice_project/00m0$Build-3</meta:generator>
  </office:meta>
</office:document-meta>
</file>